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Heading_20_1">
      <style:paragraph-properties fo:break-before="auto" fo:line-height="115%" fo:margin-top="0.635cm" fo:margin-bottom="0.141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P10" style:family="paragraph" style:parent-style-name="Standard">
      <style:paragraph-properties fo:break-before="auto" fo:line-height="115%" fo:margin-top="0cm" fo:margin-bottom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P11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5wt9h9eugsga"/><text:bookmark-end text:name="h.5wt9h9eugsga"/><text:span text:style-name="T1_1">Protokoll</text:span><text:span text:style-name="T1_2"><text:s/>–<text:s/></text:span><text:span text:style-name="T1_3">MSP</text:span></text:p>
      <text:h text:style-name="P2" text:outline-level="10"><text:bookmark-start text:name="h.oyzsjjbsj21"/><text:bookmark-end text:name="h.oyzsjjbsj21"/><text:span text:style-name="T2_1">Besprechung</text:span><text:span text:style-name="T2_2"><text:s/></text:span><text:span text:style-name="T2_3">über</text:span><text:span text:style-name="T2_4"><text:s/></text:span><text:span text:style-name="T2_5">das</text:span><text:span text:style-name="T2_6"><text:s/></text:span><text:span text:style-name="T2_7">Programmkonzept</text:span><text:span text:style-name="T2_8"><text:s/>(16.01.2014)</text:span></text:h>
      <text:p text:style-name="P3"><text:span text:style-name="T3_1">Ticket</text:span><text:span text:style-name="T3_2">-</text:span><text:span text:style-name="T3_3">System</text:span><text:span text:style-name="T3_4"><text:s/></text:span><text:span text:style-name="T3_5">hat</text:span><text:span text:style-name="T3_6"><text:s/></text:span><text:span text:style-name="T3_7">einen</text:span><text:span text:style-name="T3_8"><text:s/></text:span><text:span text:style-name="T3_9">Bearbeiter</text:span><text:span text:style-name="T3_10"><text:s/>–<text:s/></text:span><text:span text:style-name="T3_11">dieser</text:span><text:span text:style-name="T3_12"><text:s/></text:span><text:span text:style-name="T3_13">klärt</text:span><text:span text:style-name="T3_14"><text:s/></text:span><text:span text:style-name="T3_15">die</text:span><text:span text:style-name="T3_16"><text:s/></text:span><text:span text:style-name="T3_17">Verantwortung</text:span><text:span text:style-name="T3_18"><text:s/></text:span><text:span text:style-name="T3_19">über</text:span><text:span text:style-name="T3_20"><text:s/></text:span><text:span text:style-name="T3_21">das</text:span><text:span text:style-name="T3_22"><text:s/></text:span><text:span text:style-name="T3_23">Ticket</text:span></text:p>
      <text:list text:style-name="LS1" xml:id="list0">
        <text:list-item>
          <text:p text:style-name="P4"><text:span text:style-name="T4_1">Es</text:span><text:span text:style-name="T4_2"><text:s/></text:span><text:span text:style-name="T4_3">gibt</text:span><text:span text:style-name="T4_4"><text:s/></text:span><text:span text:style-name="T4_5">zwei</text:span><text:span text:style-name="T4_6"><text:s/></text:span><text:span text:style-name="T4_7">Berechtigungsgruppen</text:span><text:span text:style-name="T4_8">:<text:s/></text:span><text:span text:style-name="T4_9">Projektleiter</text:span><text:span text:style-name="T4_10"><text:s/></text:span><text:span text:style-name="T4_11">und</text:span><text:span text:style-name="T4_12"><text:s/></text:span><text:span text:style-name="T4_13">Mitarbeiter</text:span></text:p>
        </text:list-item>
        <text:list-item>
          <text:p text:style-name="P5"><text:span text:style-name="T5_1">Die</text:span><text:span text:style-name="T5_2"><text:s/></text:span><text:span text:style-name="T5_3">Berechtigung</text:span><text:span text:style-name="T5_4"><text:s/></text:span><text:span text:style-name="T5_5">wird</text:span><text:span text:style-name="T5_6"><text:s/></text:span><text:span text:style-name="T5_7">mit</text:span><text:span text:style-name="T5_8"><text:s/></text:span><text:span text:style-name="T5_9">einem</text:span><text:span text:style-name="T5_10"><text:s/></text:span><text:span text:style-name="T5_11">einfachem</text:span><text:span text:style-name="T5_12"><text:s/></text:span><text:span text:style-name="T5_13">Eintrag</text:span><text:span text:style-name="T5_14"><text:s/></text:span><text:span text:style-name="T5_15">in</text:span><text:span text:style-name="T5_16"><text:s/></text:span><text:span text:style-name="T5_17">die</text:span><text:span text:style-name="T5_18"><text:s/></text:span><text:span text:style-name="T5_19">Datenbank</text:span><text:span text:style-name="T5_20"><text:s/></text:span><text:span text:style-name="T5_21">gelöst</text:span></text:p>
        </text:list-item>
        <text:list-item>
          <text:p text:style-name="P6"><text:span text:style-name="T6_1">Das</text:span><text:span text:style-name="T6_2"><text:s/></text:span><text:span text:style-name="T6_3">Ticket</text:span><text:span text:style-name="T6_4"><text:s/></text:span><text:span text:style-name="T6_5">bekommt</text:span><text:span text:style-name="T6_6"><text:s/></text:span><text:span text:style-name="T6_7">einen</text:span><text:span text:style-name="T6_8"><text:s/></text:span><text:span text:style-name="T6_9">Zeitstempel</text:span><text:span text:style-name="T6_10">,<text:s/></text:span><text:span text:style-name="T6_11">welcher</text:span><text:span text:style-name="T6_12"><text:s/></text:span><text:span text:style-name="T6_13">die</text:span><text:span text:style-name="T6_14"><text:s/></text:span><text:span text:style-name="T6_15">letzte</text:span><text:span text:style-name="T6_16"><text:s/></text:span><text:span text:style-name="T6_17">Bearbeitung</text:span><text:span text:style-name="T6_18"><text:s/></text:span><text:span text:style-name="T6_19">und</text:span><text:span text:style-name="T6_20"><text:s/></text:span><text:span text:style-name="T6_21">die</text:span><text:span text:style-name="T6_22"><text:s/></text:span><text:span text:style-name="T6_23">Erstellung</text:span><text:span text:style-name="T6_24"><text:s/></text:span><text:span text:style-name="T6_25">festhält</text:span></text:p>
        </text:list-item>
        <text:list-item>
          <text:p text:style-name="P7"><text:span text:style-name="T7_1">Das</text:span><text:span text:style-name="T7_2"><text:s/></text:span><text:span text:style-name="T7_3">Projekt</text:span><text:span text:style-name="T7_4"><text:s/></text:span><text:span text:style-name="T7_5">wird</text:span><text:span text:style-name="T7_6"><text:s/></text:span><text:span text:style-name="T7_7">erst</text:span><text:span text:style-name="T7_8"><text:s/></text:span><text:span text:style-name="T7_9">erstellt</text:span><text:span text:style-name="T7_10"><text:s/></text:span><text:span text:style-name="T7_11">und</text:span><text:span text:style-name="T7_12"><text:s/></text:span><text:span text:style-name="T7_13">anschließend</text:span><text:span text:style-name="T7_14"><text:s/></text:span><text:span text:style-name="T7_15">erst</text:span><text:span text:style-name="T7_16"><text:s/></text:span><text:span text:style-name="T7_17">konfiguriert</text:span><text:span text:style-name="T7_18">/</text:span><text:span text:style-name="T7_19">bearbeitet</text:span><text:span text:style-name="T7_20"><text:s/>(</text:span><text:span text:style-name="T7_21">Workflow</text:span><text:span text:style-name="T7_22">).<text:s/></text:span><text:span text:style-name="T7_23">Dies</text:span><text:span text:style-name="T7_24"><text:s/></text:span><text:span text:style-name="T7_25">kann</text:span><text:span text:style-name="T7_26"><text:s/></text:span><text:span text:style-name="T7_27">nur</text:span><text:span text:style-name="T7_28"><text:s/></text:span><text:span text:style-name="T7_29">der</text:span><text:span text:style-name="T7_30"><text:s/></text:span><text:span text:style-name="T7_31">Projektleiter</text:span><text:span text:style-name="T7_32">.<text:s/></text:span><text:span text:style-name="T7_33">Dazu</text:span><text:span text:style-name="T7_34"><text:s/></text:span><text:span text:style-name="T7_35">gehört</text:span><text:span text:style-name="T7_36"><text:s/></text:span><text:span text:style-name="T7_37">die</text:span><text:span text:style-name="T7_38"><text:s/></text:span><text:span text:style-name="T7_39">Aufteilung</text:span><text:span text:style-name="T7_40"><text:s/></text:span><text:span text:style-name="T7_41">von</text:span><text:span text:style-name="T7_42"><text:s/></text:span><text:span text:style-name="T7_43">Aufgaben</text:span><text:span text:style-name="T7_44"><text:s/></text:span><text:span text:style-name="T7_45">an</text:span><text:span text:style-name="T7_46"><text:s/></text:span><text:span text:style-name="T7_47">bestimmte</text:span><text:span text:style-name="T7_48"><text:s/></text:span><text:span text:style-name="T7_49">Mitarbeiter</text:span></text:p>
        </text:list-item>
        <text:list-item>
          <text:p text:style-name="P8"><text:span text:style-name="T8_1">Die</text:span><text:span text:style-name="T8_2"><text:s/></text:span><text:span text:style-name="T8_3">Aufgaben</text:span><text:span text:style-name="T8_4"><text:s/></text:span><text:span text:style-name="T8_5">werden</text:span><text:span text:style-name="T8_6"><text:s/></text:span><text:span text:style-name="T8_7">in</text:span><text:span text:style-name="T8_8"><text:s/></text:span><text:span text:style-name="T8_9">der</text:span><text:span text:style-name="T8_10"><text:s/></text:span><text:span text:style-name="T8_11">Datenbank</text:span><text:span text:style-name="T8_12"><text:s/></text:span><text:span text:style-name="T8_13">gesondert</text:span><text:span text:style-name="T8_14"><text:s/></text:span><text:span text:style-name="T8_15">zu</text:span><text:span text:style-name="T8_16"><text:s/></text:span><text:span text:style-name="T8_17">den</text:span><text:span text:style-name="T8_18"><text:s/></text:span><text:span text:style-name="T8_19">Tickets</text:span><text:span text:style-name="T8_20"><text:s/></text:span><text:span text:style-name="T8_21">abgelegt</text:span><text:span text:style-name="T8_22">.<text:s/></text:span><text:span text:style-name="T8_23">Die</text:span><text:span text:style-name="T8_24"><text:s/></text:span><text:span text:style-name="T8_25">Logik</text:span><text:span text:style-name="T8_26"><text:s/></text:span><text:span text:style-name="T8_27">der</text:span><text:span text:style-name="T8_28"><text:s/></text:span><text:span text:style-name="T8_29">Aufgaben</text:span><text:span text:style-name="T8_30"><text:s/></text:span><text:span text:style-name="T8_31">ähnelt</text:span><text:span text:style-name="T8_32"><text:s/></text:span><text:span text:style-name="T8_33">stark</text:span><text:span text:style-name="T8_34"><text:s/></text:span><text:span text:style-name="T8_35">der</text:span><text:span text:style-name="T8_36"><text:s/></text:span><text:span text:style-name="T8_37">Logik</text:span><text:span text:style-name="T8_38"><text:s/></text:span><text:span text:style-name="T8_39">der</text:span><text:span text:style-name="T8_40"><text:s/></text:span><text:span text:style-name="T8_41">Tickets</text:span><text:span text:style-name="T8_42">,<text:s/></text:span><text:span text:style-name="T8_43">aus</text:span><text:span text:style-name="T8_44"><text:s/></text:span><text:span text:style-name="T8_45">Übersichtlichkeitsgründen</text:span><text:span text:style-name="T8_46"><text:s/></text:span><text:span text:style-name="T8_47">wird</text:span><text:span text:style-name="T8_48"><text:s/></text:span><text:span text:style-name="T8_49">dieser</text:span><text:span text:style-name="T8_50"><text:s/></text:span><text:span text:style-name="T8_51">Bereich</text:span><text:span text:style-name="T8_52"><text:s/></text:span><text:span text:style-name="T8_53">aber</text:span><text:span text:style-name="T8_54"><text:s/></text:span><text:span text:style-name="T8_55">getrennt</text:span></text:p>
        </text:list-item>
        <text:list-item>
          <text:p text:style-name="P9"><text:span text:style-name="T9_1">Die</text:span><text:span text:style-name="T9_2"><text:s/></text:span><text:span text:style-name="T9_3">Projekt</text:span><text:span text:style-name="T9_4">-</text:span><text:span text:style-name="T9_5">Auswahl</text:span><text:span text:style-name="T9_6"><text:s/></text:span><text:span text:style-name="T9_7">wird</text:span><text:span text:style-name="T9_8"><text:s/></text:span><text:span text:style-name="T9_9">mit</text:span><text:span text:style-name="T9_10"><text:s/></text:span><text:span text:style-name="T9_11">einer</text:span><text:span text:style-name="T9_12"><text:s/></text:span><text:span text:style-name="T9_13">Dropdown</text:span><text:span text:style-name="T9_14">-</text:span><text:span text:style-name="T9_15">Liste</text:span><text:span text:style-name="T9_16"><text:s/></text:span><text:span text:style-name="T9_17">umgesetzt</text:span><text:span text:style-name="T9_18"><text:s/>(</text:span><text:span text:style-name="T9_19">GUI</text:span><text:span text:style-name="T9_20">)</text:span></text:p>
        </text:list-item>
        <text:list-item>
          <text:p text:style-name="P10"><text:span text:style-name="T10_1">Das</text:span><text:span text:style-name="T10_2"><text:s/></text:span><text:span text:style-name="T10_3">Management</text:span><text:span text:style-name="T10_4"><text:s/></text:span><text:span text:style-name="T10_5">von</text:span><text:span text:style-name="T10_6"><text:s/></text:span><text:span text:style-name="T10_7">Textdateien</text:span><text:span text:style-name="T10_8"><text:s/></text:span><text:span text:style-name="T10_9">findet</text:span><text:span text:style-name="T10_10"><text:s/></text:span><text:span text:style-name="T10_11">über</text:span><text:span text:style-name="T10_12"><text:s/></text:span><text:span text:style-name="T10_13">Google</text:span><text:span text:style-name="T10_14"><text:s/></text:span><text:span text:style-name="T10_15">Docs</text:span><text:span text:style-name="T10_16"><text:s/></text:span><text:span text:style-name="T10_17">statt</text:span><text:span text:style-name="T10_18">.</text:span></text:p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